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08714d"/>
    </style:style>
    <style:style style:name="P3" style:family="paragraph" style:parent-style-name="Text_20_body">
      <style:text-properties style:font-name="Liberation Serif" fo:font-weight="normal" officeooo:paragraph-rsid="0008714d" style:font-weight-asian="normal" style:font-weight-complex="normal"/>
    </style:style>
    <style:style style:name="P4" style:family="paragraph" style:parent-style-name="Text_20_body">
      <style:text-properties style:font-name="Liberation Serif" officeooo:rsid="0008714d" officeooo:paragraph-rsid="0008714d"/>
    </style:style>
    <style:style style:name="P5" style:family="paragraph" style:parent-style-name="Text_20_body">
      <style:text-properties style:font-name="Liberation Serif" fo:font-weight="normal" officeooo:rsid="0008714d" officeooo:paragraph-rsid="0008714d" style:font-weight-asian="normal" style:font-weight-complex="normal"/>
    </style:style>
    <style:style style:name="P6" style:family="paragraph" style:parent-style-name="Text_20_body">
      <style:text-properties officeooo:paragraph-rsid="0008714d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style:font-name="Liberation Serif" fo:font-weight="normal" officeooo:rsid="0008714d" style:font-weight-asian="normal" style:font-weight-complex="normal"/>
    </style:style>
    <style:style style:name="P8" style:family="paragraph" style:parent-style-name="Text_20_body" style:list-style-name="L1">
      <style:text-properties style:font-name="Liberation Serif" fo:font-weight="normal" officeooo:rsid="0008714d" style:font-weight-asian="normal" style:font-weight-complex="normal"/>
    </style:style>
    <style:style style:name="T1" style:family="text">
      <style:text-properties officeooo:rsid="0008714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fo:background-color="transparent" loext:char-shading-value="0" style:font-weight-asian="normal" style:font-weight-complex="normal"/>
    </style:style>
    <style:style style:name="T4" style:family="text">
      <style:text-properties style:font-name="Liberation Serif" fo:font-weight="normal" officeooo:rsid="0008714d" style:font-weight-asian="normal" style:font-weight-complex="normal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-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D 2</text:h>
      <text:p text:style-name="Text_20_body"/>
      <text:h text:style-name="Heading_20_3" text:outline-level="3">I/ Désigner les objectifs des politiques sociales </text:h>
      <text:p text:style-name="P1"/>
      <text:p text:style-name="P2"><text:span text:style-name="T1">1. </text:span><text:span text:style-name="T2">Les deux mécanismes de redistribution sont la </text:span><text:span text:style-name="T2">redistribution verticale</text:span><text:span text:style-name="T2"> et la </text:span><text:span text:style-name="T2">redistribution horizontale</text:span></text:p>
      <text:p text:style-name="P3"/>
      <text:p text:style-name="P4"><text:span text:style-name="T2">2. Revenu disponible = 1 500€ + 800€ + 150€ + 120€ = </text:span><text:span text:style-name="T3">2 570€</text:span></text:p>
      <text:p text:style-name="P5"/>
      <text:p text:style-name="P6"><text:span text:style-name="T4">3. Le revenu disponible a augmenté par rapport au revenu primaire. </text:span><text:span text:style-name="T5">Le revenu primaire est le salaire d'Aude Javel, soit 1 500€. </text:span></text:p>
      <text:p text:style-name="P5"/>
      <text:p text:style-name="P4"><text:span text:style-name="T2">4. </text:span><text:span text:style-name="T2">Ils ont bénéficié des </text:span><text:span text:style-name="T2">deux types de redistribution</text:span><text:span text:style-name="T2">:</text:span></text:p>
      <text:list text:style-name="L1">
        <text:list-item>
          <text:p text:style-name="P7">Redistribution horizontale : avec le versement de l'ARE et des allocations familiales.</text:p>
        </text:list-item>
        <text:list-item>
          <text:p text:style-name="P8">Redistribution verticale : avec le versement des APL et le fait de ne pas payer d'impôt sur le revenu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3:58:21.177582700</meta:creation-date>
    <dc:date>2025-12-03T14:13:27.959961700</dc:date>
    <meta:editing-duration>PT4M55S</meta:editing-duration>
    <meta:editing-cycles>1</meta:editing-cycles>
    <meta:document-statistic meta:table-count="0" meta:image-count="0" meta:object-count="0" meta:page-count="1" meta:paragraph-count="8" meta:word-count="102" meta:character-count="590" meta:non-whitespace-character-count="496"/>
    <meta:generator>LibreOffice/25.2.7.2$Windows_X86_64 LibreOffice_project/5cbfd1ab6520636bb5f7b99185aa69bd7456825d</meta:generator>
  </office:meta>
</office:document-meta>
</file>